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/>
          <table:table-cell table:style-name="ce1" office:value-type="string" calcext:value-type="string">
            <text:p>0 to 127 / 255</text:p>
          </table:table-cell>
          <table:table-cell table:style-name="ce1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–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8:Sheet1.AMJ67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 style:data-style-name="N2" text:time-value="20:46:28.094266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0-12T20:47:12.025898396</dc:date>
    <meta:editing-duration>P9DT26S</meta:editing-duration>
    <meta:editing-cycles>664</meta:editing-cycles>
    <meta:generator>LibreOffice/5.2.7.2$Linux_X86_64 LibreOffice_project/20m0$Build-2</meta:generator>
    <meta:document-statistic meta:table-count="1" meta:cell-count="5549" meta:object-count="0"/>
  </office:meta>
</office:document-meta>
</file>